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19E0CDBA00A.png" manifest:media-type="image/png"/>
  <manifest:file-entry manifest:full-path="Pictures/1000000000000278000001A083004BDB.png" manifest:media-type="image/png"/>
  <manifest:file-entry manifest:full-path="Pictures/10000000000002B5000001AC5BF546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12cm" svg:height="9.338cm" draw:z-index="0"><draw:image xlink:href="Pictures/10000000000002B5000001AC5BF54683.png" xlink:type="simple" xlink:show="embed" xlink:actuate="onLoad"/></draw:frame></text:p>
      <text:p text:style-name="Standard"><draw:frame draw:style-name="fr1" draw:name="Image2" text:anchor-type="paragraph" svg:width="14.845cm" svg:height="9.772cm" draw:z-index="1"><draw:image xlink:href="Pictures/1000000000000278000001A083004BDB.png" xlink:type="simple" xlink:show="embed" xlink:actuate="onLoad"/></draw:frame></text:p>
      <text:p text:style-name="Standard"><draw:frame draw:style-name="fr1" draw:name="Image3" text:anchor-type="paragraph" svg:width="15.293cm" svg:height="10.954cm" draw:z-index="2"><draw:image xlink:href="Pictures/10000000000002420000019E0CDBA00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09:18:43.795000000</meta:creation-date>
    <dc:date>2014-09-29T09:22:18.015000000</dc:date>
    <meta:editing-duration>PT3M3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